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officeooo:rsid="007ee649" officeooo:paragraph-rsid="007ee649" style:font-size-asian="12pt" style:font-size-complex="12pt"/>
    </style:style>
    <style:style style:name="P2" style:family="paragraph" style:parent-style-name="Standard">
      <style:paragraph-properties fo:text-align="start" style:justify-single-word="false"/>
      <style:text-properties style:font-name="Liberation Serif" fo:font-size="12pt" officeooo:rsid="007fd72a" officeooo:paragraph-rsid="007fd72a" style:font-size-asian="12pt" style:font-size-complex="12pt"/>
    </style:style>
    <style:style style:name="P3" style:family="paragraph" style:parent-style-name="Standard">
      <style:paragraph-properties fo:text-align="start" style:justify-single-word="false"/>
      <style:text-properties style:font-name="Liberation Serif" fo:font-size="12pt" officeooo:rsid="007fd72a" officeooo:paragraph-rsid="0088519a" style:font-size-asian="12pt" style:font-size-complex="12pt"/>
    </style:style>
    <style:style style:name="P4" style:family="paragraph" style:parent-style-name="Standard">
      <style:paragraph-properties fo:text-align="start" style:justify-single-word="false"/>
      <style:text-properties style:font-name="Liberation Serif" fo:font-size="12pt" officeooo:rsid="00806eb1" officeooo:paragraph-rsid="00806eb1"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81a6ba" officeooo:paragraph-rsid="0081a6ba"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839450" officeooo:paragraph-rsid="00839450" style:font-size-asian="12pt" style:font-size-complex="12pt"/>
    </style:style>
    <style:style style:name="P7" style:family="paragraph" style:parent-style-name="Standard">
      <style:paragraph-properties fo:text-align="start" style:justify-single-word="false"/>
      <style:text-properties style:font-name="Liberation Serif" fo:font-size="12pt" officeooo:rsid="00843148" officeooo:paragraph-rsid="00843148" style:font-size-asian="12pt" style:font-size-complex="12pt"/>
    </style:style>
    <style:style style:name="P8" style:family="paragraph" style:parent-style-name="Standard">
      <style:paragraph-properties fo:text-align="start" style:justify-single-word="false"/>
      <style:text-properties style:font-name="Liberation Serif" fo:font-size="12pt" officeooo:rsid="008432ec" officeooo:paragraph-rsid="008432ec"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84ae01" officeooo:paragraph-rsid="0084ae01"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860e8e" officeooo:paragraph-rsid="00860e8e" style:font-size-asian="12pt" style:font-size-complex="12pt"/>
    </style:style>
    <style:style style:name="P11" style:family="paragraph" style:parent-style-name="Standard">
      <style:paragraph-properties fo:text-align="start" style:justify-single-word="false"/>
      <style:text-properties style:font-name="Liberation Serif" fo:font-size="12pt" officeooo:rsid="0088519a" officeooo:paragraph-rsid="0088519a"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892a39" officeooo:paragraph-rsid="00892a39" style:font-size-asian="12pt" style:font-size-complex="12pt"/>
    </style:style>
    <style:style style:name="P13" style:family="paragraph" style:parent-style-name="Standard">
      <style:paragraph-properties fo:text-align="start" style:justify-single-word="false"/>
      <style:text-properties style:font-name="Liberation Serif" fo:font-size="12pt" officeooo:rsid="00892a39" officeooo:paragraph-rsid="008a7f31" style:font-size-asian="12pt" style:font-size-complex="12pt"/>
    </style:style>
    <style:style style:name="P14" style:family="paragraph" style:parent-style-name="Standard">
      <style:paragraph-properties fo:text-align="start" style:justify-single-word="false"/>
      <style:text-properties style:font-name="Liberation Serif" fo:font-size="12pt" officeooo:rsid="008a7f31" officeooo:paragraph-rsid="008a7f31" style:font-size-asian="12pt" style:font-size-complex="12pt"/>
    </style:style>
    <style:style style:name="P15" style:family="paragraph" style:parent-style-name="Standard">
      <style:paragraph-properties fo:text-align="start" style:justify-single-word="false"/>
      <style:text-properties style:font-name="Liberation Serif" fo:font-size="12pt" officeooo:rsid="008b0e2b" officeooo:paragraph-rsid="008b0e2b" style:font-size-asian="12pt" style:font-size-complex="12pt"/>
    </style:style>
    <style:style style:name="P16" style:family="paragraph" style:parent-style-name="Standard">
      <style:paragraph-properties fo:text-align="start" style:justify-single-word="false"/>
      <style:text-properties style:font-name="Liberation Serif" fo:font-size="12pt" officeooo:rsid="008c6bbf" officeooo:paragraph-rsid="008c6bbf" style:font-size-asian="12pt" style:font-size-complex="12pt"/>
    </style:style>
    <style:style style:name="P17" style:family="paragraph" style:parent-style-name="Standard">
      <style:paragraph-properties fo:text-align="start" style:justify-single-word="false"/>
      <style:text-properties style:font-name="Liberation Serif" fo:font-size="12pt" officeooo:rsid="008c6bbf" officeooo:paragraph-rsid="00906fe7" style:font-size-asian="12pt" style:font-size-complex="12pt"/>
    </style:style>
    <style:style style:name="P18" style:family="paragraph" style:parent-style-name="Standard">
      <style:paragraph-properties fo:text-align="start" style:justify-single-word="false"/>
      <style:text-properties style:font-name="Liberation Serif" fo:font-size="12pt" officeooo:rsid="008d2635" officeooo:paragraph-rsid="008d2635" style:font-size-asian="12pt" style:font-size-complex="12pt"/>
    </style:style>
    <style:style style:name="P19" style:family="paragraph" style:parent-style-name="Standard">
      <style:paragraph-properties fo:text-align="start" style:justify-single-word="false"/>
      <style:text-properties style:font-name="Liberation Serif" fo:font-size="12pt" officeooo:rsid="008d2635" officeooo:paragraph-rsid="00906fe7" style:font-size-asian="12pt" style:font-size-complex="12pt"/>
    </style:style>
    <style:style style:name="P20" style:family="paragraph" style:parent-style-name="Standard">
      <style:paragraph-properties fo:text-align="start" style:justify-single-word="false"/>
      <style:text-properties style:font-name="Liberation Serif" fo:font-size="12pt" officeooo:rsid="008e748d" officeooo:paragraph-rsid="008e748d"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906fe7" officeooo:paragraph-rsid="00906fe7" style:font-size-asian="12pt" style:font-size-complex="12pt"/>
    </style:style>
    <style:style style:name="P22" style:family="paragraph" style:parent-style-name="Standard">
      <style:paragraph-properties fo:text-align="start" style:justify-single-word="false"/>
      <style:text-properties style:font-name="Liberation Serif" fo:font-size="12pt" officeooo:rsid="00918178" officeooo:paragraph-rsid="00918178" style:font-size-asian="12pt" style:font-size-complex="12pt"/>
    </style:style>
    <style:style style:name="P23" style:family="paragraph" style:parent-style-name="Standard">
      <style:paragraph-properties fo:text-align="start" style:justify-single-word="false"/>
      <style:text-properties style:font-name="Liberation Serif" fo:font-size="12pt" officeooo:rsid="00923238" officeooo:paragraph-rsid="00923238" style:font-size-asian="12pt" style:font-size-complex="12pt"/>
    </style:style>
    <style:style style:name="P24" style:family="paragraph" style:parent-style-name="Standard">
      <style:paragraph-properties fo:text-align="start" style:justify-single-word="false"/>
      <style:text-properties style:font-name="Liberation Serif" fo:font-size="12pt" officeooo:rsid="00935c03" officeooo:paragraph-rsid="00935c03" style:font-size-asian="12pt" style:font-size-complex="12pt"/>
    </style:style>
    <style:style style:name="P25" style:family="paragraph" style:parent-style-name="Standard">
      <style:paragraph-properties fo:text-align="start" style:justify-single-word="false"/>
      <style:text-properties style:font-name="Liberation Serif" fo:font-size="12pt" officeooo:rsid="009d8efe" officeooo:paragraph-rsid="009d8efe" style:font-size-asian="12pt" style:font-size-complex="12pt"/>
    </style:style>
    <style:style style:name="P26" style:family="paragraph" style:parent-style-name="Standard">
      <style:paragraph-properties fo:text-align="start" style:justify-single-word="false"/>
      <style:text-properties style:font-name="Liberation Serif" fo:font-size="12pt" officeooo:rsid="00a67f25" officeooo:paragraph-rsid="00a67f25" style:font-size-asian="12pt" style:font-size-complex="12pt"/>
    </style:style>
    <style:style style:name="P27" style:family="paragraph" style:parent-style-name="Standard">
      <style:paragraph-properties fo:text-align="start" style:justify-single-word="false"/>
      <style:text-properties style:font-name="Liberation Serif" fo:font-size="12pt" fo:font-style="italic" officeooo:rsid="008a7f31" officeooo:paragraph-rsid="008a7f31" style:font-size-asian="12pt" style:font-style-asian="italic" style:font-size-complex="12pt" style:font-style-complex="italic"/>
    </style:style>
    <style:style style:name="P28" style:family="paragraph" style:parent-style-name="Standard">
      <style:paragraph-properties fo:text-align="start" style:justify-single-word="false"/>
      <style:text-properties style:font-name="Liberation Serif" fo:font-size="12pt" fo:font-style="italic" officeooo:rsid="008b0e2b" officeooo:paragraph-rsid="008b0e2b" style:font-size-asian="12pt" style:font-style-asian="italic" style:font-size-complex="12pt" style:font-style-complex="italic"/>
    </style:style>
    <style:style style:name="P29"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8432ec" style:font-size-asian="12pt" style:font-size-complex="12pt"/>
    </style:style>
    <style:style style:name="P30"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84ae01" style:font-size-asian="12pt" style:font-size-complex="12pt"/>
    </style:style>
    <style:style style:name="P31"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860e8e" style:font-size-asian="12pt" style:font-size-complex="12pt"/>
    </style:style>
    <style:style style:name="P32"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86e46d" style:font-size-asian="12pt" style:font-size-complex="12pt"/>
    </style:style>
    <style:style style:name="P3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935c0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946b0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96252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967c6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982c67"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99a223"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9bdaa0"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officeooo:rsid="0099a223" officeooo:paragraph-rsid="0099a223"/>
    </style:style>
    <style:style style:name="P41" style:family="paragraph" style:parent-style-name="Standard">
      <style:paragraph-properties fo:text-align="start" style:justify-single-word="false"/>
      <style:text-properties fo:color="#000000" officeooo:rsid="009da80a" officeooo:paragraph-rsid="009da80a"/>
    </style:style>
    <style:style style:name="P42" style:family="paragraph" style:parent-style-name="Standard">
      <style:paragraph-properties fo:text-align="start" style:justify-single-word="false"/>
      <style:text-properties fo:color="#000000" officeooo:rsid="009eb229" officeooo:paragraph-rsid="009eb229"/>
    </style:style>
    <style:style style:name="P43" style:family="paragraph" style:parent-style-name="Standard">
      <style:paragraph-properties fo:text-align="start" style:justify-single-word="false"/>
      <style:text-properties fo:color="#000000" officeooo:paragraph-rsid="00935c03"/>
    </style:style>
    <style:style style:name="P44" style:family="paragraph" style:parent-style-name="Standard">
      <style:paragraph-properties fo:text-align="start" style:justify-single-word="false"/>
      <style:text-properties fo:color="#000000" officeooo:rsid="00a00e90" officeooo:paragraph-rsid="00a00e90"/>
    </style:style>
    <style:style style:name="P45" style:family="paragraph" style:parent-style-name="Standard">
      <style:paragraph-properties fo:text-align="start" style:justify-single-word="false"/>
      <style:text-properties fo:color="#000000" officeooo:rsid="00a1715b" officeooo:paragraph-rsid="00a1715b"/>
    </style:style>
    <style:style style:name="P46" style:family="paragraph" style:parent-style-name="Standard">
      <style:paragraph-properties fo:text-align="start" style:justify-single-word="false"/>
      <style:text-properties fo:color="#000000" officeooo:rsid="00a1780c" officeooo:paragraph-rsid="00a1780c"/>
    </style:style>
    <style:style style:name="P47" style:family="paragraph" style:parent-style-name="Standard">
      <style:paragraph-properties fo:text-align="start" style:justify-single-word="false"/>
      <style:text-properties fo:color="#000000" fo:font-style="italic" officeooo:rsid="00a1780c" officeooo:paragraph-rsid="00a1780c" style:font-style-asian="italic" style:font-style-complex="italic"/>
    </style:style>
    <style:style style:name="P48" style:family="paragraph" style:parent-style-name="Standard">
      <style:paragraph-properties fo:text-align="start" style:justify-single-word="false"/>
      <style:text-properties fo:color="#000000" officeooo:rsid="00a29fac" officeooo:paragraph-rsid="00a29fac"/>
    </style:style>
    <style:style style:name="P49" style:family="paragraph" style:parent-style-name="Standard">
      <style:paragraph-properties fo:text-align="start" style:justify-single-word="false"/>
      <style:text-properties fo:color="#000000" officeooo:rsid="00a48ac7" officeooo:paragraph-rsid="00a48ac7"/>
    </style:style>
    <style:style style:name="P50" style:family="paragraph" style:parent-style-name="Standard">
      <style:paragraph-properties fo:text-align="start" style:justify-single-word="false"/>
      <style:text-properties fo:color="#000000" officeooo:rsid="00a791d5" officeooo:paragraph-rsid="00a791d5"/>
    </style:style>
    <style:style style:name="P51" style:family="paragraph" style:parent-style-name="Standard">
      <style:paragraph-properties fo:text-align="start" style:justify-single-word="false"/>
      <style:text-properties fo:color="#000000" officeooo:rsid="00a7a4b2" officeooo:paragraph-rsid="00a7a4b2"/>
    </style:style>
    <style:style style:name="P52" style:family="paragraph" style:parent-style-name="Standard">
      <style:paragraph-properties fo:text-align="start" style:justify-single-word="false"/>
      <style:text-properties fo:color="#000000" officeooo:rsid="00a8edb0" officeooo:paragraph-rsid="00a8edb0"/>
    </style:style>
    <style:style style:name="P53" style:family="paragraph" style:parent-style-name="Standard">
      <style:paragraph-properties fo:text-align="start" style:justify-single-word="false"/>
      <style:text-properties fo:color="#000000" officeooo:rsid="00a8edb0" officeooo:paragraph-rsid="00a93855"/>
    </style:style>
    <style:style style:name="P54" style:family="paragraph" style:parent-style-name="Standard">
      <style:paragraph-properties fo:text-align="start" style:justify-single-word="false"/>
      <style:text-properties fo:color="#000000" fo:font-weight="normal" officeooo:rsid="00a8edb0" officeooo:paragraph-rsid="00a93855" style:font-weight-asian="normal" style:font-weight-complex="normal"/>
    </style:style>
    <style:style style:name="P55" style:family="paragraph" style:parent-style-name="Standard">
      <style:paragraph-properties fo:text-align="start" style:justify-single-word="false"/>
      <style:text-properties fo:color="#000000" fo:font-weight="normal" officeooo:rsid="00a93855" officeooo:paragraph-rsid="00a93855" style:font-weight-asian="normal" style:font-weight-complex="normal"/>
    </style:style>
    <style:style style:name="P56" style:family="paragraph" style:parent-style-name="Standard">
      <style:paragraph-properties fo:text-align="start" style:justify-single-word="false"/>
      <style:text-properties fo:color="#000000" fo:font-weight="normal" officeooo:rsid="00a93857" officeooo:paragraph-rsid="00a93857" style:font-weight-asian="normal" style:font-weight-complex="normal"/>
    </style:style>
    <style:style style:name="P57" style:family="paragraph" style:parent-style-name="Standard">
      <style:paragraph-properties fo:text-align="start" style:justify-single-word="false"/>
      <style:text-properties fo:color="#000000" fo:font-weight="normal" officeooo:rsid="00a9b32b" officeooo:paragraph-rsid="00a9b32b" style:font-weight-asian="normal" style:font-weight-complex="normal"/>
    </style:style>
    <style:style style:name="P58" style:family="paragraph" style:parent-style-name="Standard">
      <style:paragraph-properties fo:text-align="start" style:justify-single-word="false"/>
      <style:text-properties fo:color="#000000" fo:font-weight="normal" officeooo:rsid="00ab2761" officeooo:paragraph-rsid="00ab2761" style:font-weight-asian="normal" style:font-weight-complex="normal"/>
    </style:style>
    <style:style style:name="P59" style:family="paragraph" style:parent-style-name="Standard">
      <style:paragraph-properties fo:text-align="start" style:justify-single-word="false"/>
      <style:text-properties fo:color="#000000" fo:font-weight="normal" officeooo:rsid="00abb5e9" officeooo:paragraph-rsid="00abb5e9" style:font-weight-asian="normal" style:font-weight-complex="normal"/>
    </style:style>
    <style:style style:name="T1" style:family="text">
      <style:text-properties officeooo:rsid="008151e4"/>
    </style:style>
    <style:style style:name="T2" style:family="text">
      <style:text-properties officeooo:rsid="00839450"/>
    </style:style>
    <style:style style:name="T3" style:family="text">
      <style:text-properties officeooo:rsid="00843148"/>
    </style:style>
    <style:style style:name="T4" style:family="text">
      <style:text-properties fo:font-variant="normal" fo:text-transform="none" fo:color="#252525" style:font-name="Liberation Serif" fo:letter-spacing="normal" fo:font-style="normal" fo:font-weight="normal"/>
    </style:style>
    <style:style style:name="T5" style:family="text">
      <style:text-properties fo:font-variant="normal" fo:text-transform="none" fo:color="#252525" style:font-name="Liberation Serif" fo:letter-spacing="normal" fo:font-style="normal" fo:font-weight="normal" officeooo:rsid="0010dad4"/>
    </style:style>
    <style:style style:name="T6" style:family="text">
      <style:text-properties fo:font-variant="normal" fo:text-transform="none" fo:color="#252525" style:font-name="Liberation Serif" fo:letter-spacing="normal" fo:font-style="normal" fo:font-weight="normal" officeooo:rsid="0084ae01"/>
    </style:style>
    <style:style style:name="T7" style:family="text">
      <style:text-properties fo:font-variant="normal" fo:text-transform="none" fo:color="#252525" style:font-name="Liberation Serif" fo:letter-spacing="normal" fo:font-style="normal" fo:font-weight="normal" officeooo:rsid="00860e8e"/>
    </style:style>
    <style:style style:name="T8" style:family="text">
      <style:text-properties fo:font-variant="normal" fo:text-transform="none" style:font-name="Liberation Serif" fo:font-size="12pt" fo:letter-spacing="normal" officeooo:rsid="00935c03" style:font-size-asian="12pt" style:font-size-complex="12pt"/>
    </style:style>
    <style:style style:name="T9" style:family="text">
      <style:text-properties fo:font-variant="normal" fo:text-transform="none" style:font-name="Liberation Serif" fo:font-size="12pt" fo:letter-spacing="normal" officeooo:rsid="009eb229" style:font-size-asian="12pt" style:font-size-complex="12pt"/>
    </style:style>
    <style:style style:name="T10"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11"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12"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14"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15" style:family="text">
      <style:text-properties style:font-name="Liberation Serif"/>
    </style:style>
    <style:style style:name="T16" style:family="text">
      <style:text-properties style:font-name="Liberation Serif" fo:font-size="12pt" officeooo:rsid="00935c03" style:font-size-asian="12pt" style:font-size-complex="12pt"/>
    </style:style>
    <style:style style:name="T17" style:family="text">
      <style:text-properties officeooo:rsid="0088519a"/>
    </style:style>
    <style:style style:name="T18" style:family="text">
      <style:text-properties officeooo:rsid="00892a39"/>
    </style:style>
    <style:style style:name="T19" style:family="text">
      <style:text-properties officeooo:rsid="008a7f31"/>
    </style:style>
    <style:style style:name="T20" style:family="text">
      <style:text-properties fo:font-style="italic" style:font-style-asian="italic" style:font-style-complex="italic"/>
    </style:style>
    <style:style style:name="T21" style:family="text">
      <style:text-properties officeooo:rsid="008b0e2b"/>
    </style:style>
    <style:style style:name="T22" style:family="text">
      <style:text-properties officeooo:rsid="008c6bbf"/>
    </style:style>
    <style:style style:name="T23" style:family="text">
      <style:text-properties officeooo:rsid="008d2635"/>
    </style:style>
    <style:style style:name="T24" style:family="text">
      <style:text-properties officeooo:rsid="008e748d"/>
    </style:style>
    <style:style style:name="T25" style:family="text">
      <style:text-properties officeooo:rsid="00906fe7"/>
    </style:style>
    <style:style style:name="T26" style:family="text">
      <style:text-properties officeooo:rsid="00918178"/>
    </style:style>
    <style:style style:name="T27" style:family="text">
      <style:text-properties officeooo:rsid="00923238"/>
    </style:style>
    <style:style style:name="T28" style:family="text">
      <style:text-properties officeooo:rsid="009bdaa0"/>
    </style:style>
    <style:style style:name="T29" style:family="text">
      <style:text-properties officeooo:rsid="009c7266"/>
    </style:style>
    <style:style style:name="T30" style:family="text">
      <style:text-properties officeooo:rsid="00a29fac"/>
    </style:style>
    <style:style style:name="T31" style:family="text">
      <style:text-properties officeooo:rsid="00a48ac7"/>
    </style:style>
    <style:style style:name="T32" style:family="text">
      <style:text-properties officeooo:rsid="00a646f6"/>
    </style:style>
    <style:style style:name="T33" style:family="text">
      <style:text-properties officeooo:rsid="00a7a4b2"/>
    </style:style>
    <style:style style:name="T34" style:family="text">
      <style:text-properties officeooo:rsid="00a93855"/>
    </style:style>
    <style:style style:name="T35" style:family="text">
      <style:text-properties officeooo:rsid="00a93857"/>
    </style:style>
    <style:style style:name="T36" style:family="text">
      <style:text-properties officeooo:rsid="00ab2761"/>
    </style:style>
    <style:style style:name="T37" style:family="text">
      <style:text-properties officeooo:rsid="00abb5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1">Она пришла с работы и обняла мня поверх одеяла, и я проснулся и ответил на поцелуй.</text:p>
      <text:p text:style-name="P1">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2">До чего же всё повторяется в жизни. Что было, то и будет.</text:p>
      <text:p text:style-name="P3">Разница только в деталях, в сопутствующих обстоятельствах. Например, что моя мать вернулась с Базара (а не из магазина) без апельсинов, и что меня ничто не сдержало в этот раз.</text:p>
      <text:p text:style-name="P11">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2"/>
      <text:p text:style-name="P2">Нет ничего эластичнее времени. Текущий год не имеет ни конца, ни края; год прожитый из длящегося периода превращается в точку во времени. Точка не имеет протяжённости — кончается даже не начавшись.</text:p>
      <text:p text:style-name="P2">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4">А про минувший час? Ах, да! Там было шестьдесят минут. </text:p>
      <text:p text:style-name="P4">Пустопорожнее жонглирование цифрами.</text:p>
      <text:p text:style-name="P4">Десятилетие — та же точка. После отбытия этой точки в школе у человека начинает расти щетина. Если она случилась в местах не столь отдалённых — ноют суставы, особенно в правом плече, но это всего лишь точка...</text:p>
      <text:p text:style-name="P4"/>
      <text:p text:style-name="P4">Неделю спустя после дембеля стройбатовская вечность стала всего лишь <text:span text:style-name="T1">обрывками воспоминаний наколотых на точку в</text:span> прошло<text:span text:style-name="T1">м</text:span>. <text:span text:style-name="T1">Саму же её т</text:span>ечение<text:span text:style-name="T1">м</text:span> жизни снесло <text:s/>невесть куда, <text:span text:style-name="T1">да и не важно куда, потому что</text:span> <text:span text:style-name="T1">нужно</text:span> струиться <text:span text:style-name="T1">дальше</text:span>.</text:p>
      <text:p text:style-name="P4"/>
      <text:p text:style-name="P5">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5"/>
      <text:p text:style-name="P5">Пришла пора окунаться в течение гражданской жизни.</text:p>
      <text:p text:style-name="P25">Умер мастер Боря Сакун. Архипенки уехали на Камчатку. Вот где рай рыбакам.</text:p>
      <text:p text:style-name="P26">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5">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5">Первый выход в свет в компании друзей не слишком-то меня потешил.</text:p>
      <text:p text:style-name="P5">Мы собрались у Влади, я на радостях забил косяк, но они затянулись лишь пару раз каждый — из вежливости.</text:p>
      <text:p text:style-name="P5">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Меня это не слишком восхитило. В стройбате мне доводилось и не такое видеть и я не хотел напоминаний.</text:p>
      <text:p text:style-name="P5">Вобщем, мой способ тащиться оказался им не в кайф, так же как и м<text:span text:style-name="T2">не</text:span> — ихний.</text:p>
      <text:p text:style-name="P6">Мы остались друзьями, но в дальнейшей жизни текли, в основном, раздельными струями.</text:p>
      <text:p text:style-name="P6">Взятого в библиотеке Клуба капитана Блада я смог прочесть и до половины — дребедень. А когда-то был моей настольной книгой.</text:p>
      <text:p text:style-name="P6"><text:soft-page-break/>- Что это у тебя там в газете на шкафу?- спросила Ольга.</text:p>
      <text:p text:style-name="P6">- Гандон с усиками. Хочешь?</text:p>
      <text:p text:style-name="P6">- Нет!</text:p>
      <text:p text:style-name="P6">Наверняка ведь посмотрела, прежде чем спросить. Или я её переоценил?</text:p>
      <text:p text:style-name="P6">Она представила меня незнаемой части течения — подвела к своему сотруднику с кирпичного, что встретился нам возле первого магазина.</text:p>
      <text:p text:style-name="P6">Мужик лет за тридцать. Он назвал своё имя, я — своё и мы тут же забыли услышанное.</text:p>
      <text:p text:style-name="P6">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А по ту сторону Путепровода уже к нам подошёл полузнакомый Халимоненко, по кличке Халимон.</text:p>
      <text:p text:style-name="P6">Он потребовал, чтобы Ольга с ним поговорила. Она попросила меня подождать и отошла вместе с ним метра на три, на том же длинном двуступенчатом крыльце перед магазином.</text:p>
      <text:p text:style-name="P6">До меня доносились обрывки слов «участковый», «мало не будет».</text:p>
      <text:p text:style-name="P6">Неприятно стоять так вот отодвинутым в сторонку, но ведь меня попросили.</text:p>
      <text:p text:style-name="P6">Ещё одна моя ненужная черта — бездумно исполнять о чём попросят и начинать думать, когда уже поздно.</text:p>
      <text:p text:style-name="P6">Их разговор закончился и она вернулась ко мне <text:span text:style-name="T3">в сопровождении его хозяйского «смотри!» вдогонку.</text:span></text:p>
      <text:p text:style-name="P7">Ольга объяснила, что у Халимона из сарая пытались увести его мотоцикл и он, по недоразумению, решил будто и она причастно.</text:p>
      <text:p text:style-name="P7">Мифы бывают разные — полезные, как мифы Древней Греции, и бесполезные, как тот, будто служба в армии превращает юношей в мужчин.</text:p>
      <text:p text:style-name="P7">Брехня! Будь оно так, я бы сказал Халимону:</text:p>
      <text:p text:style-name="P7">- Это моя женщина — со мной говори!</text:p>
      <text:p text:style-name="P7">Не то, чтобы я его боялся, просто мне тогда и в голову не пришло так сказать. Армия <text:s/>не сделала из меня мужчину.</text:p>
      <text:p text:style-name="P7"/>
      <text:p text:style-name="P7">Ольга предложила пойти в субботу в Парк КПВРЗ, где играла танцы группа «Песнедары» из Бахмача. От Конотопа до райцентра Бахмач полчаса езды электричкой в сторону Киева. Что за группа может быть из такого захолустья?</text:p>
      <text:p text:style-name="P8">Но Ольга сказала, что играют они хорошо и что она меня там познакомит с Лялькой, он же Валентин Батрак, братом Вити Батрака, он же Раб.</text:p>
      <text:p text:style-name="P8">«Песнедары» звучали очень даже неплохо благодаря их клавишнику — длинному парню в причёске как у Анжелы Дэвис. Они пели «Smoke on the Water» группы Deep Purple и «Mexico» группы «Чикаго».</text:p>
      <text:p text:style-name="P8">Потом с Мира подъехал Лялька и Ольга представила нас.</text:p>
      <text:p text:style-name="P8">Высокий тощий, в причёске из дл<text:span text:style-name="T15">инных чуть взбитых волос и такая же светлая бородка а л</text:span><text:span text:style-name="T5">я́ </text:span><text:span text:style-name="T4">кардинал Ришелье.</text:span></text:p>
      <text:p text:style-name="P29">Один лишь взгляд в просветлённый взор друг друга сказал, что нам нужно поискать более уединённое место, чем танцплощадка.</text:p>
      <text:p text:style-name="P29">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8"/>
      <text:p text:style-name="P29">У моего отца, оказывается, имелся план использования моей благоприобретённой специальности.</text:p>
      <text:p text:style-name="P29">Он составил проект пристроить <text:s/>к хате ещё одну комнату и веранду, а остальную часть облицевать кирпичом. И, раз уж <text:s/>начнём, поставить во дворе кирпичный же сарай из двух <text:soft-page-break/>отсеков — второй из них жилой, типа, летняя комната.</text:p>
      <text:p text:style-name="P8"><text:span text:style-name="T4">Мне не хотелось объяснять, что хоть в военном билете в графе <text:s/>военной специальности у меня стоит «каменщик», </text:span><text:span text:style-name="T6">на службе моим главным оружием были лом с лопатой; и я сказал — конечно, нет проблем.</text:span></text:p>
      <text:p text:style-name="P30">На кирпичном закупили машину кирпича. Завезли песок, цемент и — началась стройка века.</text:p>
      <text:p text:style-name="P30">Вода от хаты оказалась чуть дальше, чем на Нежинской, но до окраин Посёлка водопровод не доходил и воду приходилось доставать из глубокого колодца, крутя коленчатую ручку толстотрубного вала, на который наматывалась многометровая цепь с жестяным ведром на конце.</text:p>
      <text:p text:style-name="P30">Лето выдалось жарким во всех отношениях — и погодой, и трудовым накалом. Задачи, поставленные в планах отца были исполнены.</text:p>
      <text:p text:style-name="P30">Качество?</text:p>
      <text:p text:style-name="P30">Швы кладки толстоваты; но отвесность проёмов и углов меня и до сих пор не заставляют краснеть.</text:p>
      <text:p text:style-name="P9"><text:span text:style-name="T4">Встав на военный учёт в военкомате, я отослал посылку с парадкой в в</text:span><text:span text:style-name="T7">ойсковую часть</text:span><text:span text:style-name="T4"> 41769, </text:span><text:span text:style-name="T7">вложив трёхрублёвку во внутренний карман.</text:span></text:p>
      <text:p text:style-name="P31">Дошли ли деньги?</text:p>
      <text:p text:style-name="P31">Мать мне сказала, что в каждое из своих писем и в ту посылку она тоже вкладывала по три рубля. </text:p>
      <text:p text:style-name="P31">И хоть бы раз упомянула! Я бы написал не делать так, потому что до меня доходили только письма; спасибо и на том.</text:p>
      <text:p text:style-name="P10"/>
      <text:p text:style-name="P31">Вскоре и мне пришло письмо из Ставрополя от писаря при штабе одиннадцатого ВСО. Он, как и было между нами уловлено, прислал чистый лист бумаги с оттиском печати части.</text:p>
      <text:p text:style-name="P31">Оставалось лишь заполнить страницу характеристикой для поступления в вуз и поставить подпись комбата.</text:p>
      <text:p text:style-name="P31">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31">Не замполиты горшки обжигают.</text:p>
      <text:p text:style-name="P31">Я попросил отца переписать текст на бумагу из штаба, поскольку у его почерка более офицерский вид.</text:p>
      <text:p text:style-name="P31">Отец написал мне характеристику, чуть замявшись, когда дошло до подписи:</text:p>
      <text:p text:style-name="P31">- А если поймают?</text:p>
      <text:p text:style-name="P31">Я заверил его, что комбат и сам не распознаёт своей подписи по причине хронически прохудившейся памяти.</text:p>
      <text:p text:style-name="P32">Долг платежом красен и, за <text:span text:style-name="T17">доблестный </text:span><text:s/>труд <text:s/>в то лето, мой отец поставил <text:span text:style-name="T17">вполне</text:span> подполковничью подпись рядом с печатью в/ч.</text:p>
      <text:p text:style-name="P7"/>
      <text:p text:style-name="P11">Поступать я отправился не в Киев, а, по совету матери, в нежинский пединститут на факультет английского языка.</text:p>
      <text:p text:style-name="P11">До Нежина всего два часа электричкой, а педагогичность заведения <text:s/>меня не слишком отпугивала, главное — я смогу читать на английском.</text:p>
      <text:p text:style-name="P11">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18">за спиной белой статуи Ленина.</text:span></text:p>
      <text:p text:style-name="P12">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text:soft-page-break/>котором учился Гоголь. За это пединституту и присвоили имя Н. В. Гоголя.</text:p>
      <text:p text:style-name="P12">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12">Он не стал особо придираться к моим хромающим познаниям. Вряд ли мне это сошло с рук, знай он, что моего деда звали Иосифом, а тестя Абрамом.</text:p>
      <text:p text:style-name="P13">Декан Антонюк являл собой тип воинствующего антисемита. 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Типа, юный подпольщик <text:span text:style-name="T19">в борьбе gegen Anzeigen оккупационных властей третьего рейха.</text:span></text:p>
      <text:p text:style-name="P14">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14"/>
      <text:p text:style-name="P14">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14">А на устном экзамене мне повезло — попался билет с образом князя Андрея из романа «Война и мир». Правда экзаменатор попытался посадить меня дополнительным вопросом:</text:p>
      <text:p text:style-name="P14">- Расскажите какое-нибудь стихотворение кого-нибудь из советских поэтов.</text:p>
      <text:p text:style-name="P14">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27"><text:tab/><text:tab/><text:tab/>Клён ты мой опавший,</text:p>
      <text:p text:style-name="P14"><text:span text:style-name="T20"><text:tab/><text:tab/><text:tab/>Клён заледенелый..</text:span>.</text:p>
      <text:p text:style-name="P14">На втором куплете он сдался и я получил проходной балл.</text:p>
      <text:p text:style-name="P14"/>
      <text:p text:style-name="P14">В промежутке между экзаменами я купил пару воздушных шаров для Леночки. В торговой сети <text:s text:c="2"/>Конотопа они появлялись редко, <text:span text:style-name="T21">а мне не нравилось, что помимо пары кукол её любимой игрушкой был чемодан, который она вытаскивала посреди кухни и объявляла:</text:span></text:p>
      <text:p text:style-name="P14">- <text:span text:style-name="T21">Плачьте дед и баба, Лена едет на БАМ!</text:span></text:p>
      <text:p text:style-name="P15">В ту пору в программе теленовостей «Время» <text:s/>каждый вечер и уже который год показывали трудовые успехи на прокладке железнодорожного пути Байкало-Амурской магистрали.</text:p>
      <text:p text:style-name="P28"><text:tab/><text:tab/><text:tab/>Приезжай ко мне на БАМ,</text:p>
      <text:p text:style-name="P15"><text:span text:style-name="T20"><text:tab/><text:tab/><text:tab/>Я тебе на рельсах дам..</text:span>.</text:p>
      <text:p text:style-name="P15"/>
      <text:p text:style-name="P15">Мне казалось, <text:span text:style-name="T22">что</text:span> <text:s/>неправильно, <text:span text:style-name="T22">когда</text:span> ребёнок растёт <text:span text:style-name="T22">слишком</text:span> заполитизированным, и <text:span text:style-name="T22">я</text:span> <text:span text:style-name="T22">помнил</text:span> как на Объекте мы любили играть воздушными шариками.</text:p>
      <text:p text:style-name="P15">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16">Поскольку своим поведением дым доказывает, что он легче воздуха, то наполненный им воздушный шарик должен взлететь. Нужно только решить техническую проблему — как засунуть дым в шарик?</text:p>
      <text:p text:style-name="P16">На помощь пришёл жизненный опыт.</text:p>
      <text:p text:style-name="P16">У нашаванов есть способ взаимной помощи друг другу для обеспечения скорейшего улёта под кодовым названием «паровозик».</text:p>
      <text:p text:style-name="P16">Один из них берёт косяк горящим концом в рот, соблюдая, разумеется, осторожность, чтобы не обжечься, и — дует. В результате из мундштука папиросы валит плотный густой дым, который втягивает в себя второй нашаван.</text:p>
      <text:p text:style-name="P16">Для шарика, конечно, сгодится и простая папироса. Я раскурил её, одел шарик на мундштук и вдул, что было мочи.</text:p>
      <text:p text:style-name="P16"><text:soft-page-break/>Я не учёл, что дым «паровозика» заглатывается потребителем, а воздух из шарика стремиться вернуться обратно.</text:p>
      <text:p text:style-name="P17">Короче, вдутый мною дым вы<text:span text:style-name="T25">шиб</text:span> табак папиросы мне в глотку вместе с горящим концом.</text:p>
      <text:p text:style-name="P17"><text:span text:style-name="T23">Собаке нечего делать, так она яйца лижет, говаривал мой отец; порою лучше лизать, чем заниматься проблемами воздухоплавания.</text:span> </text:p>
      <text:p text:style-name="P17">Табак я выкашлял, конечно, но огонь папиросы прижёг мне гортань где-то аж позади гландов. Вот что случается, когда филологи суются в область физики. <text:span text:style-name="T23">Во-первых, больно, во-вторых, надо по аптекам искать фурацелин для полоскания.</text:span></text:p>
      <text:p text:style-name="P19">Но самое обидное, до слёз обидное, что даже этот опыт не пойдёт мне впрок. Некоторые придурки неспособны учиться даже <text:span text:style-name="T25">и </text:span>на собственном опыте; ведь невозможно же предугадать какие ещё шарики с паровозиками взбредут мне на ум завтра.</text:p>
      <text:p text:style-name="P18"/>
      <text:p text:style-name="P18">Меня зачислили студентом первого курса, но триумфальный отъезд в Конотоп попытался задержать комендант общежития. Он обнаружил недостачу одного из стёкол в окне моей комнаты.</text:p>
      <text:p text:style-name="P18">Стекла там не было и при моём вселении, но он и слушать не хотел — плати и всё! Или найди мастера, чтоб вставил.</text:p>
      <text:p text:style-name="P18">Требуемой суммы у меня <text:s/>не оказалось <text:span text:style-name="T24">и возмущала несправедливость требования. Так что я поднялся этажом выше и вытащил стекло из окна в туалете. Размеры совпали. Как я люблю стандартизацию!</text:span></text:p>
      <text:p text:style-name="P20">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20"/>
      <text:p text:style-name="P21">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26">однажды вызванный по случаю простуды Леночки.</text:span></text:p>
      <text:p text:style-name="P22">Я ответил, что тот доктор чересчур умный и что я буду приезжать по субботам.</text:p>
      <text:p text:style-name="P22">Чтоб как-то её утешить, я согласился на её настоятельное желание покрасить мне волосы перекисью водорода. 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22">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22">Из-за того что я крашены блондин, вокруг меня начал увиваться местный юноша с интонациями мальчика из Нальчика. <text:s/>Когда я его послал, он трагически заявил, что его жизнь разбита мною — он не поехал в Москву, хотя и мог бы, но отстал.</text:p>
      <text:p text:style-name="P22">Ольга незамедлительно поставила меня в известность, что я в Нежине тусуюсь с пидорами. Я потребовал назвать имя накапавшего ей такую ложную информацию. Она указала некоего Шурика, чья сестра тоже училась в НГПИ на математичку.</text:p>
      <text:p text:style-name="P22">В Лунатике на танцах Лялька, по моей просьбе, вызвал Шурика в неосвещённую аллею для разговора со мной. Я ударил его по лицу и Шурик убежал. Преследовать его я не стал, а только по-стройбатовски кричал вслед:</text:p>
      <text:p text:style-name="P22">- Иди сюда, бля!..</text:p>
      <text:p text:style-name="P22">Странный способ вернуть убегающего, если вдуматься.</text:p>
      <text:p text:style-name="P22"/>
      <text:p text:style-name="P22">Занятия в Старом корпусе длились с девяти до почти двух, <text:span text:style-name="T27">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23"><text:soft-page-break/>Напротив общаги стоит высокая двухэтажная столовая в стекляно-кубическом стиле.</text:p>
      <text:p text:style-name="P23">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перестук избранных тарелок о подносы и подносов об узкие рейки, по которым их толкали вдоль кухонного прилавка в сторону сидящей в конце пути кассирше за кассовым аппаратом в белом халате и белом матерчатом раструбе на волосах.</text:p>
      <text:p text:style-name="P23">Орден монахинь кассиреанок.</text:p>
      <text:p text:style-name="P23">Окинув взглядом тарелки на пластмассовом подносе, она оглашала приговор — от 60 коп. до 1 руб. — принимала плату, давала сдачу и с лязгом выбивала чек из аппарата.</text:p>
      <text:p text:style-name="P23">Иногда особо любознательные студенты эксперимента ради, стоя в разных местах подвижной очереди, брали одинаковый набор еды.</text:p>
      <text:p text:style-name="P24">Оценки кассиршей таких контрольных наборов не совпадали между собой. Она творила цену на лету, по вдохновению, с учётом внешнего вида клиента, погодных условий на дворе и уровня шума в зале.</text:p>
      <text:p text:style-name="P43"><text:span text:style-name="T16">Поев, посетители спускались на первый этаж мимо начертанной на стене лестничной площадки запредельно краткой мудрости </text:span><text:span text:style-name="T8"><text:s/></text:span><text:span text:style-name="T9">Е</text:span><text:span text:style-name="T10"> = mc</text:span><text:span text:style-name="T11">2</text:span><text:span text:style-name="T13">. Пустое брюхо к ученью глухо, а после обеда изволь постичь </text:span><text:span text:style-name="T14">теорию относительности</text:span><text:span text:style-name="T13">.</text:span></text:p>
      <text:p text:style-name="P42"><text:span text:style-name="T13">К</text:span><text:span text:style-name="T12">стати, неизвестно кто мудрее — Эйнштейн, или тот, кто нашёл такое правильное место применения его формуле.</text:span></text:p>
      <text:p text:style-name="P33">На первом этаже находился вечно запертый зал торжеств, где два раза в год случались свадьбы.</text:p>
      <text:p text:style-name="P33">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33">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34">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34">Графоман всегда найдёт повод предаться своей скрытой страсти.</text:p>
      <text:p text:style-name="P34">Теперь можно вернуться к общаге.</text:p>
      <text:p text:style-name="P34">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34">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34">Что до самой музыкальной фразы, то она является старинным лабуховским матюком. Стоит её сыграть и любой лабух усечёт, что ты кому-то говоришь:</text:p>
      <text:p text:style-name="P34">- Да пошёл ты на …!</text:p>
      <text:p text:style-name="P34">По одному слогу под каждую ноту.</text:p>
      <text:p text:style-name="P34">За входной дверью — остеклённый внутренний тамбур с ещё одной дверь в вестибюль.</text:p>
      <text:p text:style-name="P34">Тут, в правом углу, стол дежурной вахтёрши. У неё над головой большой квадрат фанеры на стене, утыканный гвоздиками, на которых висят ключи от комнат.</text:p>
      <text:p text:style-name="P34">Если гвоздик под номером 72 пуст, значит кто-то из моих сожителей в комнате и ключ у него.</text:p>
      <text:p text:style-name="P34">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34">Этажи <text:s text:c="2"/>поделены между факультетами; второй этаж — биофак, третий — англофак, четвёртый — математика и пятый — музпед.</text:p>
      <text:p text:style-name="P35">На любом этаже с лестницы заходишь в длинный полутёмный коридор с окном до пола в каждом из его концов. Всё остальное убранство составляют стены да двери над шлифованным бетонным полом. Крайняя дверь у окна справа ведёт в умывальник, а та, что напротив неё, в <text:soft-page-break/>мужской туалет. То же самое и в противоположном конце длинного коридора, только там туалет женский.</text:p>
      <text:p text:style-name="P35">Комната 72 находится рядом с умывальником. К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35">В центре комнаты тёмно-коричневый стол с задвинутыми под него стульями — иначе не пройти к окну. <text:s/>Под подоконником ещё две тумбочки. Чтоб вышло по одной на каждого жильца. На стенах засаленные, местами драные обои. <text:s/>В белёном пыльном потолке круглая жестяная коробка для лампочки. Имеются две розетки и выключатель у двери.</text:p>
      <text:p text:style-name="P35">Но с полуночи и до шести утра свет в комнатах выключает дежурная вахтёрша рубильником электрощита на первом этаже.</text:p>
      <text:p text:style-name="P35">Коли охота грызть гранит науки, то на первом же есть читальный зал с такими же коричневыми столами и круглосуточным освещением; рядом с залом для просмотра телепередач.</text:p>
      <text:p text:style-name="P36">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36">Мои сожители по комнате-пеналу четверокурсники.</text:p>
      <text:p text:style-name="P36">Федор Величко из глубинного села на просторах нэньки-Украины. Его прямые волосы над прямым лбом чем-то напоминают соломенную крышу сарая в тихом хуторе.</text:p>
      <text:p text:style-name="P36">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36">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36">В чайных походах его иногда сопровождает Марк Новоселицкий из Киева.</text:p>
      <text:p text:style-name="P36">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36">Свете Хавкиной, первокурснице из Чернигова, Марк и Саша заплатили за чаепитие чёрной неблагодарностью.</text:p>
      <text:p text:style-name="P36">Выпили и, усевшись на покрывала коек девушек, начали обсуждать и хаять этих нехороших людей — евреев.</text:p>
      <text:p text:style-name="P37">Света, миловидная чернокудрая дочь одного из колен Израилевых, менялась в лице на каждое из их антисемитских замечаний, но терпела молча. 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37">Четвёртый четверокурсник, Яша Демьянко из Полтавы, живёт где-то в городе на квартире, но почти ежевечерне навещает однокурсников. </text:p>
      <text:p text:style-name="P37">Мы играем в «дурака». Яша самый сильный игрок и ростом он выше всех.</text:p>
      <text:p text:style-name="P37">У него длинное прибалтийское лицо в обрамлении длинных кудрей. Как и Фёдор, он разговаривает исключительно на украинской мове. Остальные говорят на русском, но мы отлично понимаем друг друга.</text:p>
      <text:p text:style-name="P37">Ещё в комнату приходит четверокурсница Света из Нежина. Она официальная невеста Марка, их родители уже тоже знакомы. В карты она не играет и держит Марка в ежовых рукавицах:</text:p>
      <text:p text:style-name="P37">- Что такое, Марик? Я не поняла!</text:p>
      <text:p text:style-name="P37">- Ну, Свет<text:span text:style-name="T35">ик</text:span>, <text:span text:style-name="T35">ну, </text:span>я только...- виновато опустив глаза под стёклами очков, начинает оправдываться провинившийся.</text:p>
      <text:p text:style-name="P37">Потом он провожает её домой, возвращается и, когда в комнатах отключат свет, приводит свою однокурсницу Катраниху. Минуты две они молча поскрипят на его койке и разойдутся.</text:p>
      <text:p text:style-name="P37">И это правильно, потому что завтра снова день учёбы и <text:s/>занятий.</text:p>
      <text:p text:style-name="P38">У Катранихи широкая натура, она очень гостеприимна.</text:p>
      <text:p text:style-name="P38">Когда в Киеве один урка грабанул республиканский Дом моды и решил залечь на дно, то заехал <text:soft-page-break/>электричкой аж до Нежина и неделю ночевал в её комнате. Всех её сожительниц по комнате он каждый вечер водил по двум нежинским ресторанам.</text:p>
      <text:p text:style-name="P38">В конце недели уголовный розыск, по следам импортных тканей, что урка пытался толкнуть на базаре, поднялся на третий этаж нашего общежития. </text:p>
      <text:p text:style-name="P38">Оперативников было двое, один из них достал чёрный пистолет и постучал в дверьт комнаты Катранихи, но от урки уже и след простыл.</text:p>
      <text:p text:style-name="P38">Взяли его только через месяц в Мариуполе. Во всяком случае, так рассказывал оперативник с пистолетом своей жене, тоже четверокурснице англофака.</text:p>
      <text:p text:style-name="P38">Один раз Катраниха пригласила меня в кинотеатр им. Ленинского Комсомола, метров за двести от столовой напротив озера в Графском парке.</text:p>
      <text:p text:style-name="P38">Мы посмотрели фильм «Зорро» с Аленом Делоном. Ну, не знаю; сцена фехтования на шпагах, по-моему, чересчур затянута.</text:p>
      <text:p text:style-name="P39">Вобщем, зря она потратила на меня столько времени, я не мог смотреть на неё как на женщину, зная, что она девушка моего сожителя по пеналу. <text:span text:style-name="T28">Такой я, всё-таки, старомодный.</text:span></text:p>
      <text:p text:style-name="P40">Когда я стал студентом, <text:span text:style-name="T29">то даже и не помышлял о нарушении</text:span> супружеск<text:span text:style-name="T29">ой</text:span> верност<text:span text:style-name="T29">и</text:span>.</text:p>
      <text:p text:style-name="P40">Целую неделю.</text:p>
      <text:p text:style-name="P40">А потом где-то на этаже нашлась незанятая комната, а к ней нашёлся ключ, а к ним моя однокурсница — Ирина из Бахмача.</text:p>
      <text:p text:style-name="P41">В той комнате мы провели с ней <text:s/>ночь до самого рассвета. Она оказалась стойкой приверженицей тактильных утех и не ниже резинки.</text:p>
      <text:p text:style-name="P41">Опять! За что?!</text:p>
      <text:p text:style-name="P41">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41">Через два дня она решительно преградила мне путь в полутёмном коридоре общаги:</text:p>
      <text:p text:style-name="P41">- Ты не сказал, что ты женатый!</text:p>
      <text:p text:style-name="P41">- А ты не спрашивала.</text:p>
      <text:p text:style-name="P41"/>
      <text:p text:style-name="P41">И в этом, на мой взгляд, основной изъян цивилизации.</text:p>
      <text:p text:style-name="P42">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42">Но вместо вакханки молодой вьющейся в моих объятиях змеёй, я в который раз упираюсь в факт использования влагалища в роли капкана.</text:p>
      <text:p text:style-name="P42">Горьки твои плоды, цивилизация!</text:p>
      <text:p text:style-name="P42">Поиграйся титьками и — вали отсюда! Женишься — хоть ложкой хлебай.</text:p>
      <text:p text:style-name="P42">И кому какое дело до твоих самоугрызений, что не смог пробудить ответного пыла? Не смог — значит импотент.</text:p>
      <text:p text:style-name="P42">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42">Она скажет «нет» и я начинаю укрощать свою целеустремлённость, чего бы мне это ни стоило.</text:p>
      <text:p text:style-name="P42">Всё потому, что люблю честные сделки. Ну, и родился слишком поздно — после происхождения семьи, частной собственности и государства.</text:p>
      <text:p text:style-name="P42"/>
      <text:p text:style-name="P44">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44">Потом долго дожидаться автобуса, штурмом втискиваться в него и долго ехать до главной <text:soft-page-break/>площади.</text:p>
      <text:p text:style-name="P44">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44">Однажды всю дорогу от вокзала до площади я уговаривал Якова Демьянко продать мне рубаху.</text:p>
      <text:p text:style-name="P44">Белая нарядная, в широкую жёлто-синюю клетку из тонких линий. <text:s/>Яков привёз её из Полтавы фарцануть, то есть продать по договорной цене и показал мне в автобусе из портфеля. </text:p>
      <text:p text:style-name="P44">Вот я и пристал, а он никак не соглашался, потому что на нём была такая же, а мы с ним с одного факультета. Нехорошо, если двое в одинаковом.</text:p>
      <text:p text:style-name="P44">Пришлось поклясться, что буду одевать её только с его разрешения, когда у него постирана, или ещё там что.</text:p>
      <text:p text:style-name="P44">Мы жили в эпоху дефицита и <text:span text:style-name="T30">отлично </text:span>знали об этом.</text:p>
      <text:p text:style-name="P44">Меня не шокировало, что у однокурсницы сидевшей рядом на общей лекции, прорехи в колготках заклеены изолентой. Всё равно из-под юбки не видно, а колготки итальянские.</text:p>
      <text:p text:style-name="P44"/>
      <text:p text:style-name="P44">Федя, Яков и я крепко сдружились на почве сухого вина.</text:p>
      <text:p text:style-name="P44">После занятий мы шли в гастроном за универмагом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45">Яков был сторонником умеренности и его дозу составляла всего «одна довга». Мы же с Фёдором придерживались более либеральных воззрений.</text:p>
      <text:p text:style-name="P45">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45">Но наш маршрут покороче. Мы спускались в густую прибрежную траву недалеко от католической часовни и ложились там для возлияния.</text:p>
      <text:p text:style-name="P45">Дно винных бутылок покрывал толстый слой осадка, но мы умели пить с горла не взбаламучивая его. 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45">Борцы с загрязнением окружающей среды не одобрили бы наши действия, но молодым беззаботным студентам все поллюции по колено. Кроме того, если сравнивать наше поведение со студенческими подвигами Михаила Ломоносова в германских университетах, мы — просто агнцы невинные. Читая о его фортелях понимаешь — не зря шёл человек пешком аж от Архангельска и до Москвы. Тяга к знаниям знает куда тянуть.</text:p>
      <text:p text:style-name="P46">И в той траве, куда она нас притянула, мы вели просвещённые беседы о том, о сём, перемежая их прихлёбами из «довгих».</text:p>
      <text:p text:style-name="P46">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46">А латинист Литвинов, по кличке Люпус, безжалостная скотина.</text:p>
      <text:p text:style-name="P46">- Упражнение пятое. Прочтите седьмое предложение.</text:p>
      <text:p text:style-name="P46">А как прочтёшь, если впервые видишь? Конечно, это из домашнего задания, но где время брать на всё те задания?</text:p>
      <text:p text:style-name="P46">- Седьмое напечатано за шестым.</text:p>
      <text:p text:style-name="P46">- …</text:p>
      <text:p text:style-name="P46">- Перед восьмым.</text:p>
      <text:p text:style-name="P46">- …</text:p>
      <text:p text:style-name="P46">- Садитесь — два.</text:p>
      <text:p text:style-name="P46"><text:soft-page-break/>Спокоен. Невозмутим. Голова похожа на электролампочку, только волос побольше.</text:p>
      <text:p text:style-name="P46">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46">- Выходите за меня замуж.</text:p>
      <text:p text:style-name="P46">Она просекла, что в летнюю сессию по латыни будет не зачёт, а экзамен и поняла — сопротивление бесполезно.</text:p>
      <text:p text:style-name="P46">И мы условились, что когда Федя с Яшей получат диплом, то на прощальной пирушке я забреду в Остёр с бокалом шампанского. Как в фильме «Земля Санникова» поручик царской армии заходит в полосу прибоя вслед уплывающей к открытиям шхуне.</text:p>
      <text:p text:style-name="P47"><text:tab/><text:tab/><text:tab/>Есть только миг между прошлым и будущим,</text:p>
      <text:p text:style-name="P46"><text:span text:style-name="T20"><text:tab/><text:tab/><text:tab/>Именно он называется жизнь..</text:span>.</text:p>
      <text:p text:style-name="P46">Потом мы, размякшие и счастливые, подымаемся из травы и идём к общежитию, обгоняя застывшие посреди реки горлышки ленивых бутылок.</text:p>
      <text:p text:style-name="P46">Мы жили в эпоху застоя, но ещё не знали об этом.</text:p>
      <text:p text:style-name="P46"/>
      <text:p text:style-name="P48">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48">Ирина из Бахмача, похоже, оповестила англофачных артемид, что я не кошерная дичь.</text:p>
      <text:p text:style-name="P48">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48">Но я всё равно пел.</text:p>
      <text:p text:style-name="P48">Иногда с пятого этажа спускались ребята из музпеда и просили одолжить гитару хотя бы на вечер.</text:p>
      <text:p text:style-name="P48">Наверное, хотели отдохнуть.</text:p>
      <text:p text:style-name="P48">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48">И люди под меня танцевали!</text:p>
      <text:p text:style-name="P48">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48">Не на всякой свадьбе бывает «живая музыка».</text:p>
      <text:p text:style-name="P48"/>
      <text:p text:style-name="P48">В начале октября меня вызвали в отдел кадров НГПИ.</text:p>
      <text:p text:style-name="P48">Начальник отдела кадров, не глядя мне в лицо, предложил пройти в дополнительную комнату в его кабинете, а сам остался сидеть, где сидел.</text:p>
      <text:p text:style-name="P48">Там тоже имелся стол, а за ним физкультурного вида мужчина с бритым лицом лет за сорок и блекло-тёмными волосами неопределённой длины.</text:p>
      <text:p text:style-name="P48">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31">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49">Ух, ты! Мечты сбываются и не надо идти к участковому Соловью!</text:p>
      <text:p text:style-name="P49">Капитан КГБ сам пришёл и сделал мне предложение, от которого <text:span text:style-name="T32">невозможно</text:span> отказаться; не зря же в юных грёзах я примерял рубаху Баниониса из «Мёртвого сезона».</text:p>
      <text:p text:style-name="P49">Осталось обсудить детали.</text:p>
      <text:p text:style-name="P50">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50"><text:soft-page-break/>На том мы и расстались.</text:p>
      <text:p text:style-name="P50">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50">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50">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50">Похоже, в КГБ всё поставлено с ног на голову — сперва он меня вербует в разведчики, а потом начинает собирать справки стоит ли это делать. Хотя, возможно, тут есть доля и моей вины — <text:span text:style-name="T33">слишком уж красивую характеристику я себе составил при поступлении в вуз. А ведь недаром говорил великий и мудрый крановщик Гавкалов из СМП-615 (о котором попозже), что «слишком хорошо — это совсем <text:s/>не хорошо».</text:span></text:p>
      <text:p text:style-name="P50">Я спросил, не сообщает ли замполит ещё и о моём ограблении банка, на что капитан хмыкнул, но всё же пожелал узнать за что именно меня так невзлюбил замполит.</text:p>
      <text:p text:style-name="P50">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51">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51">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51">Неудобно перед капитаном, что не оправдываю возложенных на меня надежд, но что я ему расскажу?</text:p>
      <text:p text:style-name="P52">Что Игорёша Рекун, мой однокурсник, поступивший в институт прямо со школьной скамьи, влюбился в Ольгу Жидову из Чернигова?</text:p>
      <text:p text:style-name="P52">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52">Однажды его в коридоре остановил четверокурсник Марк Новоселицкий, мой сокомнатник.</text:p>
      <text:p text:style-name="P52">- Ты что — у них за водоноса?- спросил с усмешкой он.</text:p>
      <text:p text:style-name="P52">- Ну, и что? - не сробел вчерашний школьник, вскинув <text:span text:style-name="T34">острый носик со стёклами очков чайного цвета и жуя, с независимым видом, жевательную резинку.</text:span></text:p>
      <text:p text:style-name="P52">- <text:span text:style-name="T34">В Ольгу Жидову влюбился?</text:span></text:p>
      <text:p text:style-name="P53">- Ну, и что?</text:p>
      <text:p text:style-name="P53">- <text:span text:style-name="T34">Может, и жениться на ней хочешь?</text:span></text:p>
      <text:p text:style-name="P53">- Ну, и что?</text:p>
      <text:p text:style-name="P53">- <text:span text:style-name="T34">Как ты можешь жениться, если я её трахал?</text:span></text:p>
      <text:p text:style-name="P54">- Ну, и что?</text:p>
      <text:p text:style-name="P55">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55">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55">Короче, нечем мне выслужиться перед кагебистом и нечем подсушить подмоченную замполитом <text:soft-page-break/>репутацию.</text:p>
      <text:p text:style-name="P55">А ведь если бы закрыли на неё глаза и на факт крещения дочери в подпольной церкви, и на оскорбление работника КГБ на Комсомольской горке св Ставрополе, то я, глядишь, и без разведшколы в президенты б вышел. Мама всегда говорила, что я очень способный.</text:p>
      <text:p text:style-name="P55">По сути дела, я собственными руками отравил свои студенческие годы. Эти две встречи в месяц с безымянным капитаном выматывали меня как неизбывная зубная боль. Я глушил и гнал от себя мысли об этом, но они возвращались, как к больному смертельной болезнью мысли о близящемся конце. В моменты самых ломоносовских разгулов вдруг вспоминалось, что через три дня мне опять на встречу; что хотя «сексот» всего лишь сокращение от «секретный сотрудник», но звучит парашнее, чем «чмо».</text:p>
      <text:p text:style-name="P55">А деваться некуда — у них моё заявление и доносы с подписью «Павел». Даже если залечу на зону, там враз «кум» подкатит, чтоб я стучал и дальше, иначе архивы КГБ дотекут до «пахана».</text:p>
      <text:p text:style-name="P55">Жить мне стало тесно, как Синдбаду-Мореходу, когда в каком-то из путешествий на шеё ему примостился подлый старик и душил ногами при непослушании.</text:p>
      <text:p text:style-name="P56">Но почему чекист вдруг оказался безымянным? Он называл мне своё имя-отчество, вот только убей — не <text:s/>вспомню. Не то, чтобы боюсь — нет, а просто провал в памяти. Как ни напрягаюсь, не могу вспомнить. А впрочем, не слишком-то и хочется.</text:p>
      <text:p text:style-name="P56"/>
      <text:p text:style-name="P56">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56">Ещё один был в первом этаже вокзала, но днём тот работал как столовая, поэтому я его не считаю.</text:p>
      <text:p text:style-name="P56">Эпически провинциальная глушь; до умиления. Даже базарная площадь, в сущности, всего лишь улица, но просто очень широкая, от моста до универмага.</text:p>
      <text:p text:style-name="P56">В ресторан мы ходили очень редко и то не все — Яша и Фёдор отказывались.</text:p>
      <text:p text:style-name="P56">Их замещала Светочка, невеста Марика.</text:p>
      <text:p text:style-name="P56">Длинные белые скатерти на столах и широкая зелёная дорожка на полу от входа и до ширмы в правом углу, за которой окно на кухню.</text:p>
      <text:p text:style-name="P56">Очень долго надо ждать, пока официантка принесёт заказанный гуляш с картошкой.</text:p>
      <text:p text:style-name="P56">Саша Остролуцкий всякий раз начинает тереть салфеткой свои ложку-вилку-нож. Типа, он такой чистоплотный. Хорошо хоть мизинчик при этом не отставляет. Чистоплюй детдомовский.</text:p>
      <text:p text:style-name="P56">Светочка вполголоса опять шпыняет Марика: «что такое?»</text:p>
      <text:p text:style-name="P57">Наконец-то из-за ширмы выходит официантка с подносом в руках, но относит его к другому столику.</text:p>
      <text:p text:style-name="P57">Но потом очередь доходит и до нас. Тарелки переставляются с подноса на скатерть. Саша разливает водочку из круглого, как колба в опытах по химии, графинчика. </text:p>
      <text:p text:style-name="P57">Вздрогнем!</text:p>
      <text:p text:style-name="P57">И после второй стопки ты уже участник остроумной застольной беседы. Твои ухватистые пальцы так ловко покручивают вилку. Музыка динамиков за ширмой звучит уже не так резко. Ты ненавязчиво обводишь взглядом зал.</text:p>
      <text:p text:style-name="P57">Какую тут можно пригласить для медленного танца на зелёной дорожке?</text:p>
      <text:p text:style-name="P57">Марик всех знает: с какого факультета вон за тем столом, и даже курс какой. А про местных всё знает Светик.</text:p>
      <text:p text:style-name="P57">Золотая молодёжь. Прожигатели жизни.</text:p>
      <text:p text:style-name="P57">В конце Марик платит за всех из мягкого коричневого кошелька — в общежитии рассчитаемся за свои доли.</text:p>
      <text:p text:style-name="P57">Вобщем, Марик неплохой, только любит поучать. Возвращаемся с ним из душа на первом этаже, он непременно заглянет в вестибюль, поблагодарить вахтёршу тётю Дину за горячую водичку. Неважно, что она тут ни при чём, зато теперь готова делать тебе одолжения. Это как если <text:soft-page-break/>пообещать кому-нибудь что-нибудь. Неизвестно когда ты выполнишь обещанное и выполнишь ли вообще, но человек уже зависит от тебя <text:span text:style-name="T36">и, в ожидании исполнения, будет за тебя.</text:span></text:p>
      <text:p text:style-name="P58">По-моему, он просто передавал то, чему его с детства учил отец. Еврейская мудрость — из поколения в поколение. Вот от кого чекисты научились сулить разведшколу.</text:p>
      <text:p text:style-name="P58">За обучение уму-разуму я расплачиваюсь книгой «Замок Отранто» в толстом коричневом переплёте, которую по его просьбе украл в библиотеке Клуба КПВРЗ. Это легко — засунул под ремень брюк по кожухом и вышел записать какую-то ещё в свой формуляр.</text:p>
      <text:p text:style-name="P58"/>
      <text:p text:style-name="P58">Пиры у себя в комнате обходятся дешевле. Яша с Федей пошли за «Кальвадосом» в плоских бутылках; мы с Остролуцким на кухню.</text:p>
      <text:p text:style-name="P58">На этаже две кухни, каждая рядом с лестничной площадкой, в каждой по две газовые плиты, один кран с раковиной и <text:s/>дверцы ящиков <text:span text:style-name="T37">в три ряда, как в автоматических камерах хранения, только не железные, а из ДСП.</text:span></text:p>
      <text:p text:style-name="P59">Мы чистим картошку. Много картошки. </text:p>
      <text:p text:style-name="P59">У Саши спортивно-подтянутый вид, зиппер курточки подтянут до верху, висюлька собачки болтается под подбородком.</text:p>
      <text:p text:style-name="P59">Ладно, хватит. Теперь нарежем. Посмотрим, что у нас тут есть.</text:p>
      <text:p text:style-name="P59">Он открывает дверцу ящика и выгружает кусок сливочного масла на огромную сковороду. А тут лучок, отлично!</text:p>
      <text:p text:style-name="P59">Он проверяет ящики, а мне как-то не сразу доходит, что это грабёж «торб» привезенных студентками из дому. Так ловко и непринуждённо у него всё получается, что и язык не повернётся назвать это воровством.</text:p>
      <text:p text:style-name="P59">Пожалуй, детские дома тоже хорошая школа жизни.</text:p>
      <text:p text:style-name="P59">Никогда я не ел чего-то вкуснее той студенческой картошки; но «Кальвадос» такая гадость, им даже и опохмеляться против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1-18T19:11:29.562457742</meta:creation-date>
    <dc:date>2016-06-19T10:42:35.590010469</dc:date>
    <dc:creator>sehrguey </dc:creator>
    <meta:editing-duration>PT6H56M51S</meta:editing-duration>
    <meta:editing-cycles>61</meta:editing-cycles>
    <meta:generator>LibreOffice/4.3.3.2$Linux_x86 LibreOffice_project/430m0$Build-2</meta:generator>
    <meta:document-statistic meta:table-count="0" meta:image-count="0" meta:object-count="0" meta:page-count="13" meta:paragraph-count="299" meta:word-count="6072" meta:character-count="39166" meta:non-whitespace-character-count="33264"/>
  </office:meta>
</office:document-meta>
</file>